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7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7.5pt" fo:letter-spacing="normal" fo:font-style="normal" fo:font-weight="normal" officeooo:rsid="000fdb63" officeooo:paragraph-rsid="000fdb63"/>
    </style:style>
    <style:style style:name="T1" style:family="text">
      <style:text-properties officeooo:rsid="000fdb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lse Friends</text:p>
      <text:p text:style-name="P1"/>
      <text:p text:style-name="P1">Crime → <text:span text:style-name="T1">delicuencia</text:span></text:p>
      <text:p text:style-name="P1">Crimen → <text:span text:style-name="T1">murder</text:span></text:p>
      <text:p text:style-name="P1">Eventually → <text:span text:style-name="T1">finalmente</text:span></text:p>
      <text:p text:style-name="P1">Eventualmente → posibbly</text:p>
      <text:p text:style-name="P1">Grape → <text:span text:style-name="T1">uva</text:span></text:p>
      <text:p text:style-name="P1">Grapa → <text:span text:style-name="T1">staple</text:span></text:p>
      <text:p text:style-name="P1">Remove → <text:span text:style-name="T1">quitar</text:span></text:p>
      <text:p text:style-name="P1">Remover → <text:span text:style-name="T1">stir</text:span></text:p>
      <text:p text:style-name="P1">Lecture → <text:span text:style-name="T1">conferencia</text:span></text:p>
      <text:p text:style-name="P1">Lectura → <text:span text:style-name="T1">reading</text:span></text:p>
      <text:p text:style-name="P1">Topic → <text:span text:style-name="T1">tema</text:span></text:p>
      <text:p text:style-name="P1">Tópico → <text:span text:style-name="T1">cliché</text:span></text:p>
      <text:p text:style-name="P1">Realise →d<text:span text:style-name="T1">arse cuenta</text:span></text:p>
      <text:p text:style-name="P1">Realizar → c<text:span text:style-name="T1">arry out, implement</text:span></text:p>
      <text:p text:style-name="P1">Suburb → <text:span text:style-name="T1">barrio residencial</text:span></text:p>
      <text:p text:style-name="P1">Suburbio -&gt;<text:span text:style-name="T1">slum</text:span></text:p>
      <text:p text:style-name="P1">Quiet → <text:span text:style-name="T1">callado</text:span></text:p>
      <text:p text:style-name="P1">Quieto → <text:span text:style-name="T1">still, calm</text:span></text:p>
      <text:p text:style-name="P1">Attend → <text:s/><text:span text:style-name="T1">asistir a , ir a</text:span></text:p>
      <text:p text:style-name="P1">Atender → <text:span text:style-name="T1">pay attention, take care of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9:33:10.497122428</meta:creation-date>
    <dc:date>2025-03-29T19:40:06.861512667</dc:date>
    <meta:editing-duration>PT6M57S</meta:editing-duration>
    <meta:editing-cycles>1</meta:editing-cycles>
    <meta:document-statistic meta:table-count="0" meta:image-count="0" meta:object-count="0" meta:page-count="1" meta:paragraph-count="21" meta:word-count="73" meta:character-count="405" meta:non-whitespace-character-count="352"/>
    <meta:generator>LibreOffice/24.2.7.2$Linux_X86_64 LibreOffice_project/420$Build-2</meta:generator>
  </office:meta>
</office:document-meta>
</file>